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Meiryo UI" svg:font-family="'Meiryo UI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799cm" table:align="margins"/>
    </style:style>
    <style:style style:name="表3.A" style:family="table-column">
      <style:table-column-properties style:column-width="8.957cm" style:rel-column-width="3301*"/>
    </style:style>
    <style:style style:name="表3.B" style:family="table-column">
      <style:table-column-properties style:column-width="9.843cm" style:rel-column-width="3627*"/>
    </style:style>
    <style:style style:name="表3.C" style:family="table-column">
      <style:table-column-properties style:column-width="9.999cm" style:rel-column-width="3685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表3.3" style:family="table-row">
      <style:table-row-properties style:min-row-height="0.614cm"/>
    </style:style>
    <style:style style:name="Table3" style:family="table">
      <style:table-properties style:width="28.799cm" table:align="margins" style:writing-mode="lr-tb"/>
    </style:style>
    <style:style style:name="Table3.A" style:family="table-column">
      <style:table-column-properties style:column-width="12.98cm" style:rel-column-width="7263*"/>
    </style:style>
    <style:style style:name="Table3.B" style:family="table-column">
      <style:table-column-properties style:column-width="2.011cm" style:rel-column-width="1125*"/>
    </style:style>
    <style:style style:name="Table3.C" style:family="table-column">
      <style:table-column-properties style:column-width="2.032cm" style:rel-column-width="1137*"/>
    </style:style>
    <style:style style:name="Table3.D" style:family="table-column">
      <style:table-column-properties style:column-width="2.526cm" style:rel-column-width="1413*"/>
    </style:style>
    <style:style style:name="Table3.E" style:family="table-column">
      <style:table-column-properties style:column-width="0.36cm" style:rel-column-width="201*"/>
    </style:style>
    <style:style style:name="Table3.F" style:family="table-column">
      <style:table-column-properties style:column-width="3.288cm" style:rel-column-width="1840*"/>
    </style:style>
    <style:style style:name="Table3.G" style:family="table-column">
      <style:table-column-properties style:column-width="1.506cm" style:rel-column-width="843*"/>
    </style:style>
    <style:style style:name="Table3.H" style:family="table-column">
      <style:table-column-properties style:column-width="4.096cm" style:rel-column-width="2292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D4" style:family="table-cell" style:data-style-name="N4">
      <style:table-cell-properties fo:padding="0.097cm" fo:border="none"/>
    </style:style>
    <style:style style:name="Table3.F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style:font-size-asian="8.75pt" style:font-size-complex="10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50592" officeooo:paragraph-rsid="00250592" style:font-name-asian="Arial1" style:font-size-asian="9pt" style:language-asian="ja" style:country-asian="JP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021f0f0" style:font-name-asian="Arial" style:font-size-asian="9pt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officeooo:rsid="0023c9dd" officeooo:paragraph-rsid="0023c9d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0pt" fo:font-weight="bold" officeooo:rsid="0026b465" officeooo:paragraph-rsid="0026b465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26b465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26b465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26b465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4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officeooo:rsid="0026b465" style:language-asian="ja" style:country-asian="JP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11"/>
            <text:p text:style-name="P15"/>
          </table:table-cell>
          <table:table-cell table:style-name="表3.A1" office:value-type="string">
            <text:p text:style-name="P22">御　見　積　書</text:p>
          </table:table-cell>
          <table:table-cell table:style-name="表3.C1" office:value-type="string">
            <text:p text:style-name="P16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office:value-type="string">
            <text:p text:style-name="P33"><text:text-input text:description="&lt;o.partner_id&gt;">&lt;o.partner_id&gt;</text:text-input><text:text-input text:description="&lt;o.partner_id&gt;"/> 様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28"><text:text-input text:description="&lt;choose&gt;">&lt;choose&gt;</text:text-input></text:p>
            <text:p text:style-name="P28"><text:text-input text:description="&lt;when test=&quot;o.state != 'draft' and 'sent' &quot;&gt;">&lt;when test="o.state != 'draft' and 'sent' "&gt;</text:text-input></text:p>
            <text:p text:style-name="P28">Order N° <text:text-input text:description="&lt;o.name&gt;">&lt;o.name&gt;</text:text-input></text:p>
            <text:p text:style-name="P28"><text:text-input text:description="&lt;/when&gt;">&lt;/when&gt;</text:text-input></text:p>
            <text:p text:style-name="P28"><text:text-input text:description="&lt;when test=&quot;o.state == 'draft' or 'sent' &quot;&gt;">&lt;when test="o.state == 'draft' or 'sent' "&gt;</text:text-input></text:p>
            <text:p text:style-name="P28">Quotation N° <text:text-input text:description="&lt;o.name&gt;">&lt;o.name&gt;</text:text-input></text:p>
            <text:p text:style-name="P28"><text:text-input text:description="&lt;/when&gt;">&lt;/when&gt;</text:text-input></text:p>
            <text:p text:style-name="P29"><text:text-input text:description="&lt;/choose&gt;">&lt;/choose&gt;</text:text-input></text:p>
          </table:table-cell>
        </table:table-row>
        <table:table-row table:style-name="表3.3">
          <table:table-cell table:style-name="表3.A1" office:value-type="string">
            <text:p text:style-name="P24">下記の通り 御見積申し上げます。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18"/>
          </table:table-cell>
        </table:table-row>
        <table:table-row table:style-name="表3.1">
          <table:table-cell table:style-name="表3.A1" office:value-type="string">
            <text:p text:style-name="P32">御見積金額　<text:text-input text:description="&lt;formatLang(o.amount_untaxed, digits=0, grouping=True)&gt;">&lt;formatLang(o.amount_untaxed, digits=0, grouping=True)&gt;</text:text-input> 円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20"><text:text-input text:description="&lt;o.company_id.name&gt;">&lt;o.company_id.name&gt;</text:text-input></text:p>
            <text:p text:style-name="P20">TEL :<text:text-input text:description="&lt;o.company_id.phone&gt;">&lt;o.company_id.phone&gt;</text:text-input></text:p>
            <text:p text:style-name="P20">FAX :<text:text-input text:description="&lt;o.company_id.fax&gt;">&lt;o.company_id.fax&gt;</text:text-input></text:p>
          </table:table-cell>
        </table:table-row>
        <table:table-row table:style-name="表3.1">
          <table:table-cell table:style-name="表3.A1" office:value-type="string">
            <text:p text:style-name="P25">本価格は税抜価格です。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21">担当：<text:text-input text:description="&lt;o.user_id.name&gt;  ">&lt;o.user_id.name&gt;  </text:text-input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office:value-type="string">
            <text:p text:style-name="P30">工事物件名　：<text:text-input text:description="&lt;o.project_id&gt;">&lt;o.project_id&gt;</text:text-input></text:p>
          </table:table-cell>
          <table:table-cell table:style-name="表3.A1" office:value-type="string">
            <text:p text:style-name="P23">プラン名　：<text:text-input text:description="&lt;o.plan_id&gt;">&lt;o.plan_id&gt;</text:text-input></text:p>
          </table:table-cell>
          <table:table-cell table:style-name="表3.C1" office:value-type="string">
            <text:p text:style-name="P19"/>
          </table:table-cell>
        </table:table-row>
        <table:table-row table:style-name="表3.1">
          <table:table-cell table:style-name="表3.A1" office:value-type="string">
            <text:p text:style-name="P31">支払条件　：<text:text-input text:description="&lt;o.payment_term_id.name&gt;">Payment Term</text:text-input>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18"/>
          </table:table-cell>
        </table:table-row>
        <table:table-row table:style-name="表3.1">
          <table:table-cell table:style-name="表3.A1" office:value-type="string">
            <text:p text:style-name="P31">見積期限　：<text:text-input text:description="&lt;o.validity_date&gt;">Limit Date</text:text-input></text:p>
          </table:table-cell>
          <table:table-cell table:style-name="表3.A1" office:value-type="string">
            <text:p text:style-name="P17"/>
          </table:table-cell>
          <table:table-cell table:style-name="表3.C1" office:value-type="string">
            <text:p text:style-name="P18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5">摘　要</text:p>
            </table:table-cell>
            <table:table-cell table:style-name="Table3.A1" office:value-type="string">
              <text:p text:style-name="P36">数量</text:p>
            </table:table-cell>
            <table:table-cell table:style-name="Table3.A1" office:value-type="string">
              <text:p text:style-name="P36">単位</text:p>
            </table:table-cell>
            <table:table-cell table:style-name="Table3.A1" office:value-type="string">
              <text:p text:style-name="P37">定　価</text:p>
            </table:table-cell>
            <table:table-cell table:style-name="Table3.A1" table:number-columns-spanned="3" office:value-type="string">
              <text:p text:style-name="P34">単　価</text:p>
            </table:table-cell>
            <table:covered-table-cell/>
            <table:covered-table-cell/>
            <table:table-cell table:style-name="Table3.A1" office:value-type="string">
              <text:p text:style-name="P9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2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4"><text:text-input text:description="&lt;order_line.name&gt;">name</text:text-input></text:p>
          </table:table-cell>
          <table:table-cell table:style-name="Table3.A2" office:value-type="string">
            <text:p text:style-name="P40"><text:text-input text:description="&lt;order_line.product_uom_qty or ''&gt;">qty</text:text-input> </text:p>
          </table:table-cell>
          <table:table-cell table:style-name="Table3.A2" office:value-type="string">
            <text:p text:style-name="P5"><text:text-input text:description="&lt;order_line.product_uom.name or ''&gt;">Unit(s)</text:text-input></text:p>
          </table:table-cell>
          <table:table-cell table:style-name="Table3.D4">
            <text:p text:style-name="P4"/>
          </table:table-cell>
          <table:table-cell table:style-name="Table3.A2" table:number-columns-spanned="3" office:value-type="string">
            <text:p text:style-name="P38">0.00</text:p>
          </table:table-cell>
          <table:covered-table-cell/>
          <table:covered-table-cell/>
          <table:table-cell table:style-name="Table3.A2" office:value-type="string">
            <text:p text:style-name="P6"><text:s/>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4"/>
          </table:table-cell>
          <table:covered-table-cell/>
          <table:covered-table-cell/>
          <table:table-cell table:style-name="Table3.A2" table:number-columns-spanned="2" office:value-type="string">
            <text:p text:style-name="P4"/>
          </table:table-cell>
          <table:covered-table-cell/>
          <table:table-cell table:style-name="Table3.F7" office:value-type="string">
            <text:p text:style-name="P4">Net Total:</text:p>
          </table:table-cell>
          <table:table-cell table:style-name="Table3.G7" table:number-columns-spanned="2" office:value-type="string">
            <text:p text:style-name="P6"><text:s/>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4"/>
          </table:table-cell>
          <table:covered-table-cell/>
          <table:covered-table-cell/>
          <table:table-cell table:style-name="Table3.A2" table:number-columns-spanned="2" office:value-type="string">
            <text:p text:style-name="P4"/>
          </table:table-cell>
          <table:covered-table-cell/>
          <table:table-cell table:style-name="Table3.A1" office:value-type="string">
            <text:p text:style-name="P4">Taxes:</text:p>
          </table:table-cell>
          <table:table-cell table:style-name="Table3.A1" table:number-columns-spanned="2" office:value-type="string">
            <text:p text:style-name="P6"><text:s/>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4"/>
          </table:table-cell>
          <table:covered-table-cell/>
          <table:covered-table-cell/>
          <table:table-cell table:style-name="Table3.A2" table:number-columns-spanned="2" office:value-type="string">
            <text:p text:style-name="P7"/>
          </table:table-cell>
          <table:covered-table-cell/>
          <table:table-cell table:style-name="Table3.A2" office:value-type="string">
            <text:p text:style-name="P7">Total:</text:p>
          </table:table-cell>
          <table:table-cell table:style-name="Table3.A2" table:number-columns-spanned="2" office:value-type="string">
            <text:p text:style-name="P9"><text:s/><text:text-input text:description="&lt;formatLang(o.amount_total, digits=2, grouping=True)&gt;">total</text:text-input></text:p>
          </table:table-cell>
          <table:covered-table-cell/>
        </table:table-row>
      </table:table>
      <text:p text:style-name="P1"/>
      <text:p text:style-name="P2"/>
      <text:p text:style-name="P13"><text:text-input text:description="&lt;o.note&gt;">note</text:text-input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Meiryo UI" svg:font-family="'Meiryo UI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6:49:47.718000000</dc:date>
    <meta:editing-duration>P5DT2H23M28S</meta:editing-duration>
    <meta:editing-cycles>151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46" meta:word-count="222" meta:character-count="684" meta:non-whitespace-character-count="633"/>
  </office:meta>
</office:document-meta>
</file>